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Source Code Pro" svg:font-family="'Source Code Pro', Helvetica, Arial"/>
    <style:font-face style:name="Source Code Pro1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cm"/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Preformatted_20_Text">
      <style:paragraph-properties fo:margin-left="0cm" fo:margin-right="0cm" fo:line-height="140%" fo:orphans="2" fo:widows="2" fo:text-indent="0cm" style:auto-text-indent="false" fo:background-color="#28323f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.499cm" fo:line-height="140%" fo:orphans="2" fo:widows="2" fo:background-color="#28323f" fo:padding="0cm" fo:border="none">
        <style:background-image/>
      </style:paragraph-properties>
    </style:style>
    <style:style style:name="P8" style:family="paragraph" style:parent-style-name="Preformatted_20_Text">
      <style:paragraph-properties fo:line-height="140%" fo:orphans="2" fo:widows="2" fo:background-color="#28323f" fo:padding="0cm" fo:border="none">
        <style:background-image/>
      </style:paragraph-properties>
    </style:style>
    <style:style style:name="P9" style:family="paragraph" style:parent-style-name="Text_20_body">
      <style:text-properties style:font-name="Courier New1"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111111" style:font-name="Roboto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12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size="8pt" style:font-size-asian="8pt" style:font-size-complex="8pt"/>
    </style:style>
    <style:style style:name="P13" style:family="paragraph" style:parent-style-name="Text_20_body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f8f9fa" style:font-name="Source Code Pro" fo:font-size="10.5pt" fo:letter-spacing="normal" fo:font-style="normal" fo:font-weight="normal" fo:background-color="transparent"/>
    </style:style>
    <style:style style:name="T4" style:family="text">
      <style:text-properties fo:font-variant="normal" fo:text-transform="none" fo:color="#f8f9fa" fo:letter-spacing="normal" fo:background-color="transparent"/>
    </style:style>
    <style:style style:name="T5" style:family="text">
      <style:text-properties fo:font-variant="normal" fo:text-transform="none" fo:color="#24c1e0" style:font-name="Source Code Pro" fo:font-size="10.5pt" fo:letter-spacing="normal" fo:font-style="normal" fo:font-weight="normal" fo:background-color="transparent"/>
    </style:style>
    <style:style style:name="T6" style:family="text">
      <style:text-properties fo:font-variant="normal" fo:text-transform="none" fo:color="#f538a0" style:font-name="Source Code Pro" fo:font-size="10.5pt" fo:letter-spacing="normal" fo:font-style="normal" fo:font-weight="normal" fo:background-color="transparent"/>
    </style:style>
    <style:style style:name="T7" style:family="text">
      <style:text-properties fo:font-variant="normal" fo:text-transform="none" fo:color="#34a853" style:font-name="Source Code Pro" fo:font-size="10.5pt" fo:letter-spacing="normal" fo:font-style="normal" fo:font-weight="normal" fo:background-color="transparent"/>
    </style:style>
    <style:style style:name="T8" style:family="text">
      <style:text-properties fo:font-variant="normal" fo:text-transform="none" fo:color="#4285f4" style:font-name="Source Code Pro" fo:font-size="10.5pt" fo:letter-spacing="normal" fo:font-style="normal" fo:font-weight="normal" fo:background-color="transparent"/>
    </style:style>
    <style:style style:name="T9" style:family="text">
      <style:text-properties fo:font-variant="normal" fo:text-transform="none" fo:color="#333333" style:text-line-through-style="none" style:font-name="Courier New1" fo:font-size="11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33333" style:text-line-through-style="none" style:font-name="Courier New1" fo:font-size="11pt" fo:letter-spacing="normal" fo:font-style="normal" style:text-underline-style="none" fo:font-weight="normal" style:text-blinking="false" style:font-size-asian="11pt" style:font-size-complex="11pt"/>
    </style:style>
    <style:style style:name="T11" style:family="text">
      <style:text-properties fo:font-variant="normal" fo:text-transform="none" fo:color="#111111" style:font-name="Roboto" fo:font-size="11.25pt" fo:letter-spacing="normal" fo:font-style="normal" fo:font-weight="normal"/>
    </style:style>
    <style:style style:name="T12" style:family="text">
      <style:text-properties fo:font-variant="normal" fo:text-transform="none" fo:color="#111111" style:font-name="Source Code Pro1" fo:font-size="11.25pt" fo:letter-spacing="normal" fo:font-style="normal" fo:font-weight="normal"/>
    </style:style>
    <style:style style:name="T13" style:family="text">
      <style:text-properties fo:font-variant="normal" fo:text-transform="none" fo:color="#111111" style:text-line-through-style="none" fo:font-size="11.2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111111" style:text-line-through-style="none" fo:font-size="11.25pt" fo:letter-spacing="normal" fo:font-style="normal" style:text-underline-style="none" fo:font-weight="bold" style:text-blinking="false" style:font-weight-asian="bold" style:font-weight-complex="bold"/>
    </style:style>
    <style:style style:name="T15" style:family="text">
      <style:text-properties fo:font-variant="normal" fo:text-transform="none" fo:color="#111111" style:text-line-through-style="none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11111" style:text-line-through-style="none" fo:letter-spacing="normal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1155cc" style:text-line-through-style="none" style:font-name="Robo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155cc" style:text-line-through-style="none" style:font-name="Courier New1" fo:font-size="11.2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1155cc" style:text-line-through-style="none" style:font-name="Courier New1" fo:font-size="11pt" fo:letter-spacing="normal" fo:font-style="normal" style:text-underline-style="none" fo:font-weight="normal" style:text-blinking="fals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4411427152148152" text:style-name="Outline">
        <text:list-item>
          <text:h text:style-name="P5" text:outline-level="1">StreamB<text:title/>uild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9-<text:bookmark text:name="_GoBack"/>6-2018</text:p>
      <text:p text:style-name="Standard"/>
      <text:p text:style-name="P1">Programa:</text:p>
      <text:p text:style-name="P1"/>
      <text:p text:style-name="P1">Fuente:<text:tab/><text:a xlink:type="simple" xlink:href="https://codelabs.developers.google.com/codelabs/flutter-firebase/#0" text:style-name="Internet_20_link" text:visited-style-name="Visited_20_Internet_20_Link">Codelabs: Ejemplo de Firebase con Flutter</text:a></text:p>
      <text:p text:style-name="P1"><text:tab/><text:tab/><text:a xlink:type="simple" xlink:href="https://docs.flutter.io/flutter/widgets/StreamBuilder-class.html" text:style-name="Internet_20_link" text:visited-style-name="Visited_20_Internet_20_Link">Flutter i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4"><text:a xlink:type="simple" xlink:href="https://codelabs.developers.google.com/codelabs/flutter-firebase/#0" text:style-name="Internet_20_link" text:visited-style-name="Visited_20_Internet_20_Link"/></text:p>
      <text:list xml:id="list41772366" text:continue-numbering="true" text:style-name="Outline">
        <text:list-item>
          <text:list>
            <text:list-item>
              <text:h text:style-name="Heading_20_2" text:outline-level="2">Ejemplo de codelabs</text:h>
            </text:list-item>
          </text:list>
        </text:list-item>
      </text:list>
      <text:p text:style-name="Standard">La reconstrucción de widgets está programada para cada interacción, usando State.setState, pero está desacoplada de la sincronización de la transmisión.,</text:p>
      <text:p text:style-name="P6"><text:span text:style-name="Source_20_Text"><text:span text:style-name="T4"><text:s/></text:span></text:span><text:span text:style-name="Source_20_Text"><text:span text:style-name="T5">Widget</text:span></text:span><text:span text:style-name="Source_20_Text"><text:span text:style-name="T3"> build(</text:span></text:span><text:span text:style-name="Source_20_Text"><text:span text:style-name="T5">BuildContext</text:span></text:span><text:span text:style-name="Source_20_Text"><text:span text:style-name="T3"> context) {</text:span></text:span></text:p>
      <text:p text:style-name="P8"><text:span text:style-name="Source_20_Text"><text:span text:style-name="T4"><text:s text:c="4"/></text:span></text:span><text:span text:style-name="Source_20_Text"><text:span text:style-name="T6">return</text:span></text:span><text:span text:style-name="Source_20_Text"><text:span text:style-name="T3">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Scaffold</text:span></text:span><text:span text:style-name="Source_20_Text"><text:span text:style-name="T3">(</text:span></text:span></text:p>
      <text:p text:style-name="P8"><text:span text:style-name="Source_20_Text"><text:span text:style-name="T4"><text:s text:c="6"/></text:span></text:span><text:span text:style-name="Source_20_Text"><text:span text:style-name="T3">appBar: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AppBar</text:span></text:span><text:span text:style-name="Source_20_Text"><text:span text:style-name="T3">(title: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Text</text:span></text:span><text:span text:style-name="Source_20_Text"><text:span text:style-name="T3">(title)),</text:span></text:span></text:p>
      <text:p text:style-name="P8"><text:span text:style-name="Source_20_Text"><text:span text:style-name="T4"><text:s text:c="6"/></text:span></text:span><text:span text:style-name="Source_20_Text"><text:span text:style-name="T3">body: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StreamBuilder</text:span></text:span><text:span text:style-name="Source_20_Text"><text:span text:style-name="T3">(</text:span></text:span></text:p>
      <text:p text:style-name="P8"><text:span text:style-name="Source_20_Text"><text:span text:style-name="T4"><text:s text:c="10"/></text:span></text:span><text:span text:style-name="Source_20_Text"><text:span text:style-name="T3">stream: </text:span></text:span><text:span text:style-name="Source_20_Text"><text:span text:style-name="T5">Firestore</text:span></text:span><text:span text:style-name="Source_20_Text"><text:span text:style-name="T3">.instance.collection(</text:span></text:span><text:span text:style-name="Source_20_Text"><text:span text:style-name="T7">'baby'</text:span></text:span><text:span text:style-name="Source_20_Text"><text:span text:style-name="T3">).snapshots(),</text:span></text:span></text:p>
      <text:p text:style-name="P8"><text:span text:style-name="Source_20_Text"><text:span text:style-name="T4"><text:s text:c="10"/></text:span></text:span><text:span text:style-name="Source_20_Text"><text:span text:style-name="T3">builder: (context, snapshot) {</text:span></text:span></text:p>
      <text:p text:style-name="P8"><text:span text:style-name="Source_20_Text"><text:span text:style-name="T4"><text:s text:c="12"/></text:span></text:span><text:span text:style-name="Source_20_Text"><text:span text:style-name="T6">if</text:span></text:span><text:span text:style-name="Source_20_Text"><text:span text:style-name="T3"> (!snapshot.hasData) </text:span></text:span><text:span text:style-name="Source_20_Text"><text:span text:style-name="T6">return</text:span></text:span><text:span text:style-name="Source_20_Text"><text:span text:style-name="T3"> </text:span></text:span><text:span text:style-name="Source_20_Text"><text:span text:style-name="T6">const</text:span></text:span><text:span text:style-name="Source_20_Text"><text:span text:style-name="T3"> </text:span></text:span><text:span text:style-name="Source_20_Text"><text:span text:style-name="T5">Text</text:span></text:span><text:span text:style-name="Source_20_Text"><text:span text:style-name="T3">(</text:span></text:span><text:span text:style-name="Source_20_Text"><text:span text:style-name="T7">'Loading...'</text:span></text:span><text:span text:style-name="Source_20_Text"><text:span text:style-name="T3">);</text:span></text:span></text:p>
      <text:p text:style-name="P8"><text:span text:style-name="Source_20_Text"><text:span text:style-name="T4"><text:s text:c="12"/></text:span></text:span><text:span text:style-name="Source_20_Text"><text:span text:style-name="T6">return</text:span></text:span><text:span text:style-name="Source_20_Text"><text:span text:style-name="T3">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ListView</text:span></text:span><text:span text:style-name="Source_20_Text"><text:span text:style-name="T3">.builder(</text:span></text:span></text:p>
      <text:p text:style-name="P8"><text:span text:style-name="Source_20_Text"><text:span text:style-name="T4"><text:s text:c="14"/></text:span></text:span><text:span text:style-name="Source_20_Text"><text:span text:style-name="T3">itemCount: snapshot.data.documents.length,</text:span></text:span></text:p>
      <text:p text:style-name="P8"><text:span text:style-name="Source_20_Text"><text:span text:style-name="T4"><text:s text:c="14"/></text:span></text:span><text:span text:style-name="Source_20_Text"><text:span text:style-name="T3">padding: </text:span></text:span><text:span text:style-name="Source_20_Text"><text:span text:style-name="T6">const</text:span></text:span><text:span text:style-name="Source_20_Text"><text:span text:style-name="T3"> </text:span></text:span><text:span text:style-name="Source_20_Text"><text:span text:style-name="T5">EdgeInsets</text:span></text:span><text:span text:style-name="Source_20_Text"><text:span text:style-name="T3">.only(top: </text:span></text:span><text:span text:style-name="Source_20_Text"><text:span text:style-name="T8">10.0</text:span></text:span><text:span text:style-name="Source_20_Text"><text:span text:style-name="T3">),</text:span></text:span></text:p>
      <text:p text:style-name="P8"><text:span text:style-name="Source_20_Text"><text:span text:style-name="T4"><text:s text:c="14"/></text:span></text:span><text:span text:style-name="Source_20_Text"><text:span text:style-name="T3">itemExtent: </text:span></text:span><text:span text:style-name="Source_20_Text"><text:span text:style-name="T8">25.0</text:span></text:span><text:span text:style-name="Source_20_Text"><text:span text:style-name="T3">,</text:span></text:span></text:p>
      <text:p text:style-name="P8"><text:span text:style-name="Source_20_Text"><text:span text:style-name="T4"><text:s text:c="14"/></text:span></text:span><text:span text:style-name="Source_20_Text"><text:span text:style-name="T3">itemBuilder: (context, index) {</text:span></text:span></text:p>
      <text:p text:style-name="P8"><text:span text:style-name="Source_20_Text"><text:span text:style-name="T4"><text:s text:c="16"/></text:span></text:span><text:span text:style-name="Source_20_Text"><text:span text:style-name="T5">DocumentSnapshot</text:span></text:span><text:span text:style-name="Source_20_Text"><text:span text:style-name="T3"> ds = snapshot.data.documents[index];</text:span></text:span></text:p>
      <text:p text:style-name="P8"><text:span text:style-name="Source_20_Text"><text:span text:style-name="T4"><text:s text:c="16"/></text:span></text:span><text:span text:style-name="Source_20_Text"><text:span text:style-name="T6">return</text:span></text:span><text:span text:style-name="Source_20_Text"><text:span text:style-name="T3"> </text:span></text:span><text:span text:style-name="Source_20_Text"><text:span text:style-name="T6">new</text:span></text:span><text:span text:style-name="Source_20_Text"><text:span text:style-name="T3"> </text:span></text:span><text:span text:style-name="Source_20_Text"><text:span text:style-name="T5">Text</text:span></text:span><text:span text:style-name="Source_20_Text"><text:span text:style-name="T3">(</text:span></text:span><text:span text:style-name="Source_20_Text"><text:span text:style-name="T7">" ${ds['name']} ${ds['votes']}"</text:span></text:span><text:span text:style-name="Source_20_Text"><text:span text:style-name="T3">);</text:span></text:span></text:p>
      <text:p text:style-name="P8"><text:span text:style-name="Source_20_Text"><text:span text:style-name="T4"><text:s text:c="14"/></text:span></text:span><text:span text:style-name="Source_20_Text"><text:span text:style-name="T3">}</text:span></text:span></text:p>
      <text:p text:style-name="P8"><text:span text:style-name="Source_20_Text"><text:span text:style-name="T4"><text:s text:c="12"/></text:span></text:span><text:span text:style-name="Source_20_Text"><text:span text:style-name="T3">);</text:span></text:span></text:p>
      <text:p text:style-name="P8"><text:span text:style-name="Source_20_Text"><text:span text:style-name="T4"><text:s text:c="10"/></text:span></text:span><text:span text:style-name="Source_20_Text"><text:span text:style-name="T3">}),</text:span></text:span></text:p>
      <text:p text:style-name="P8"><text:span text:style-name="Source_20_Text"><text:span text:style-name="T4"><text:s text:c="4"/></text:span></text:span><text:span text:style-name="Source_20_Text"><text:span text:style-name="T3">);</text:span></text:span></text:p>
      <text:p text:style-name="P7"><text:span text:style-name="Source_20_Text"><text:span text:style-name="T4"><text:s text:c="2"/></text:span></text:span><text:span text:style-name="Source_20_Text"><text:span text:style-name="T3">}</text:span></text:span></text:p>
      <text:p text:style-name="Standard"/>
      <text:list xml:id="list41774936" text:continue-numbering="true" text:style-name="Outline">
        <text:list-item>
          <text:list>
            <text:list-item>
              <text:h text:style-name="Heading_20_2" text:outline-level="2">Ejemplo de Flutter io</text:h>
            </text:list-item>
          </text:list>
        </text:list-item>
      </text:list>
      <text:p text:style-name="Standard">En reste ejemplo _lot se carga de la UI y bids es el stream,</text:p>
      <text:p text:style-name="P3">new StreamBuilder&lt;int&gt;(</text:p>
      <text:p text:style-name="P3"><text:s text:c="2"/>stream: _lot?.bids, // a Stream&lt;int&gt; or null</text:p>
      <text:p text:style-name="P3"><text:s text:c="2"/>builder: (BuildContext context, AsyncSnapshot&lt;int&gt; snapshot) {</text:p>
      <text:p text:style-name="P3"><text:s text:c="4"/>if (snapshot.hasError)</text:p>
      <text:p text:style-name="P3"><text:s text:c="6"/>return new Text('Error: ${snapshot.error}');</text:p>
      <text:p text:style-name="P3"><text:s text:c="4"/>switch (snapshot.connectionState) {</text:p>
      <text:p text:style-name="P3"><text:s text:c="6"/>case ConnectionState.none: return new Text('Select lot');</text:p>
      <text:p text:style-name="P3"><text:s text:c="6"/>case ConnectionState.waiting: return new Text('Awaiting bids...');</text:p>
      <text:p text:style-name="P3"><text:s text:c="6"/>case ConnectionState.active: return new Text('\$${snapshot.data}');</text:p>
      <text:p text:style-name="P3"><text:s text:c="6"/>case ConnectionState.done: return new Text('\$${snapshot.data} (closed)');</text:p>
      <text:p text:style-name="P3"><text:s text:c="4"/>}</text:p>
      <text:p text:style-name="P3"><text:s text:c="2"/>},</text:p>
      <text:p text:style-name="P3">)</text:p>
      <text:p text:style-name="P3"/>
      <text:p text:style-name="P3"/>
      <text:p text:style-name="P3"><text:soft-page-break/></text:p>
      <text:list xml:id="list41774300" text:continue-numbering="true" text:style-name="Outline">
        <text:list-item>
          <text:list>
            <text:list-item>
              <text:h text:style-name="Heading_20_2" text:outline-level="2">Stream </text:h>
            </text:list-item>
          </text:list>
        </text:list-item>
      </text:list>
      <text:p text:style-name="Text_20_body">Es una fuente de eventos de datos asincrónicos, o un error. En cualquier caso el evento es notificado al escuchador, que escucha un <text:a xlink:type="simple" xlink:href="https://docs.flutter.io/flutter/dart-async/StreamSubscription-class.html" text:style-name="Internet_20_link" text:visited-style-name="Visited_20_Internet_20_Link">StreamSubscription</text:a><text:span text:style-name="T17"> </text:span><text:span text:style-name="T9">o</text:span><text:span text:style-name="T10">bjeto que provoca el evento</text:span><text:span text:style-name="T19"> </text:span></text:p>
      <text:p text:style-name="P9"><text:span text:style-name="T15">Hay dos tipos de stream “</text:span><text:span text:style-name="T15">Single-subscription</text:span><text:span text:style-name="T15">” y los “</text:span><text:span text:style-name="T15">broadcast</text:span><text:span text:style-name="T15">” (emitidos).</text:span></text:p>
      <text:p text:style-name="P9"><text:span text:style-name="T16">Una subscripción simple</text:span><text:span text:style-name="T15"> permite solamente un escuchador sobre su tiempo de vida, son generalmente usados para bloques de dtaos contiguos similares a un archivo plano.</text:span></text:p>
      <text:p text:style-name="P9"><text:span text:style-name="T16">Un broadcast</text:span><text:span text:style-name="T15"> permite cualquier número de escuchadores y este fires su evento cuando ellos estan listos, los escuchen o no.Son usados para <text:s/>eventos/observadores independientes.</text:span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Source Code Pro" svg:font-family="'Source Code Pro', Helvetica, Arial"/>
    <style:font-face style:name="Source Code Pro1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<text:tab/><text:tab/><text:span text:style-name="MT1">Página </text:span><text:page-number style:num-format="1" text:select-page="current">3</text:page-number><text:span text:style-name="MT1"> de </text:span><text:page-count style:num-format="1">3</text:page-count></text:p>
      </style:footer>
      <style:footer-left>
        <text:p text:style-name="Footer"><text:s/><text:title/> <text:s text:c="58"/><text:page-number text:select-page="current">2</text:page-number> De <text:page-count>3</text:page-count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ax Meza</dc:creator>
    <meta:editing-cycles>16</meta:editing-cycles>
    <meta:creation-date>2018-03-07T12:45:00</meta:creation-date>
    <dc:date>2018-06-09T21:58:08.19</dc:date>
    <meta:editing-duration>PT1H30M22S</meta:editing-duration>
    <meta:generator>OpenOffice/4.1.5$Win32 OpenOffice.org_project/415m1$Build-9789</meta:generator>
    <meta:document-statistic meta:table-count="0" meta:image-count="0" meta:object-count="0" meta:page-count="3" meta:paragraph-count="52" meta:word-count="262" meta:character-count="23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